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text-properties officeooo:rsid="00016cb7" officeooo:paragraph-rsid="00016cb7"/>
    </style:style>
    <style:style style:name="P2" style:family="paragraph" style:parent-style-name="Text_20_body">
      <style:text-properties officeooo:rsid="00016cb7" officeooo:paragraph-rsid="00016cb7"/>
    </style:style>
    <style:style style:name="P3" style:family="paragraph" style:parent-style-name="Heading_20_1">
      <style:text-properties officeooo:rsid="00016cb7" officeooo:paragraph-rsid="00016cb7"/>
    </style:style>
    <style:style style:name="P4" style:family="paragraph" style:parent-style-name="Heading_20_1">
      <style:text-properties officeooo:rsid="00052536" officeooo:paragraph-rsid="00052536"/>
    </style:style>
    <style:style style:name="P5" style:family="paragraph" style:parent-style-name="Title" style:master-page-name="Standard">
      <style:paragraph-properties style:page-number="auto"/>
      <style:text-properties officeooo:rsid="00016cb7" officeooo:paragraph-rsid="00016cb7"/>
    </style:style>
    <style:style style:name="P6" style:family="paragraph" style:parent-style-name="Heading_20_2">
      <style:text-properties officeooo:rsid="00016cb7" officeooo:paragraph-rsid="00016cb7"/>
    </style:style>
    <style:style style:name="P7" style:family="paragraph" style:parent-style-name="Heading_20_2">
      <style:text-properties officeooo:rsid="00036bae" officeooo:paragraph-rsid="00036bae"/>
    </style:style>
    <style:style style:name="P8" style:family="paragraph" style:parent-style-name="Text_20_body">
      <style:text-properties officeooo:rsid="00036bae" officeooo:paragraph-rsid="00036bae"/>
    </style:style>
    <style:style style:name="P9" style:family="paragraph" style:parent-style-name="Text_20_body">
      <style:text-properties officeooo:rsid="0004409e" officeooo:paragraph-rsid="0004409e"/>
    </style:style>
    <style:style style:name="P10" style:family="paragraph" style:parent-style-name="Text_20_body">
      <style:text-properties officeooo:rsid="00067ac1" officeooo:paragraph-rsid="00067ac1"/>
    </style:style>
    <style:style style:name="T1" style:family="text">
      <style:text-properties officeooo:rsid="00035aca"/>
    </style:style>
    <style:style style:name="T2" style:family="text">
      <style:text-properties officeooo:rsid="00036bae"/>
    </style:style>
    <style:style style:name="T3" style:family="text">
      <style:text-properties officeooo:rsid="0004409e"/>
    </style:style>
    <style:style style:name="T4" style:family="text">
      <style:text-properties officeooo:rsid="00052536"/>
    </style:style>
    <style:style style:name="fr1" style:family="graphic" style:parent-style-name="Frame">
      <style:graphic-properties fo:margin-left="0.2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OL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mbination and Power Iterators</text:p>
      <text:p text:style-name="P1">Design</text:p>
      <text:h text:style-name="P3" text:outline-level="1">Combination Iterators</text:h>
      <text:h text:style-name="P6" text:outline-level="2">Combinations Virtual Container</text:h>
      <text:p text:style-name="P2"><draw:frame draw:style-name="fr1" draw:name="Frame1" text:anchor-type="paragraph" svg:x="3.9in" svg:y="0.1327in" svg:width="2.5736in" draw:z-index="0"><draw:text-box fo:min-height="6.3043in"><text:p text:style-name="Figure"><draw:frame draw:style-name="fr2" draw:name="Object1" text:anchor-type="paragraph" svg:x="-0.0035in" svg:y="-0.002in" svg:width="2.3862in" style:rel-width="100%" svg:height="5.6882in" style:rel-height="scale" draw:z-index="1"><draw:object xlink:href="./Object 1" xlink:type="simple" xlink:show="embed" xlink:actuate="onLoad"/><draw:image xlink:href="./ObjectReplacements/Object 1" xlink:type="simple" xlink:show="embed" xlink:actuate="onLoad"/></draw:frame>Figure <text:sequence text:ref-name="refFigure0" text:name="Figure" text:formula="ooow:Figure+1" style:num-format="1">1</text:sequence>: Iterator sequence for combinations of size 3 over a set of size 5.</text:p></draw:text-box></draw:frame>A <text:span text:style-name="Source_20_Text">combinations</text:span> object may be created from an STL-compatible container (container-based construction) or a pair of STL-compatible iterators to the same container (range-based construction).</text:p>
      <text:p text:style-name="P2">The combinations size must be specified at the time of construction. <text:s/><text:span text:style-name="T2">This should be allowed to be set at run-time, perhaps from a variable. <text:s/>Additionally, users may want to reuse variables for combinations of different sizes, also prohibited by a template parametrization of the combination sizes.</text:span></text:p>
      <text:p text:style-name="P2">The <text:span text:style-name="Source_20_Text">co</text:span><text:span text:style-name="Source_20_Text"><text:span text:style-name="T2">m</text:span></text:span><text:span text:style-name="Source_20_Text">binations</text:span> <text:span text:style-name="T1">o</text:span>bject provides begin() and end() member functions <text:span text:style-name="T1">for full-range iteration.</text:span></text:p>
      <text:h text:style-name="P7" text:outline-level="2">Internal Iterators</text:h>
      <text:p text:style-name="P8">A combinations iterator has a number of item iterators, <text:span text:style-name="T3">r,</text:span> <text:span text:style-name="T3">equal in size to the combinations being iterated over.</text:span></text:p>
      <text:p text:style-name="P9">The combination iterator <text:span text:style-name="Source_20_Text">begin()</text:span> will be represented by item iterators of [<text:span text:style-name="Source_20_Text">begin()</text:span>, <text:span text:style-name="Source_20_Text">begin()</text:span>+r). <text:s/><text:span text:style-name="T4">Incrementation will be implemented by incrementing the end-most iterator that has room to move end-ward, and resetting all endmore iterators in sequence. <text:s/>See </text:span><text:span text:style-name="T4"><text:sequence-ref text:reference-format="category-and-value" text:ref-name="refFigure0">Figure 1</text:sequence-ref></text:span><text:span text:style-name="T4"> for an example sequence of combination iterators over combinations of size 3 of a base set of size 5. <text:s/></text:span><text:span text:style-name="Source_20_Text"><text:span text:style-name="T4">End()</text:span></text:span><text:span text:style-name="T4"> is represented by all iterators in an adjacent sequence with the last one pointing to the </text:span><text:span text:style-name="Source_20_Text"><text:span text:style-name="T4">end()</text:span></text:span><text:span text:style-name="T4"> of the underlying set.</text:span></text:p>
      <text:p text:style-name="P10">In this way, combination iterators will produce <text:soft-page-break/>combinations in lexicographical order with respect to the order in the underlying container.</text:p>
      <text:h text:style-name="P4" text:outline-level="1">Power Set Iterator</text:h>
      <text:p text:style-name="P10">The power set iterator is implemented with combination iterators. <text:s/>One combination iterator is used at a time, in increasing order of combination size. <text:s/>Each combination iterator is incremented through its entire range before moving on to the iterator of next higher combination size.</text:p>
      <text:p text:style-name="P10">In this way, the power set iterator will create power set in lexicographical order with respect to the order in the underlying contain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/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31T12:44:36.383000000</meta:creation-date>
    <dc:date>2014-06-01T08:09:45.711000000</dc:date>
    <meta:editing-duration>PT19M48S</meta:editing-duration>
    <meta:editing-cycles>3</meta:editing-cycles>
    <meta:generator>LibreOffice/4.2.2.1$Windows_x86 LibreOffice_project/3be8cda0bddd8e430d8cda1ebfd581265cca5a0f</meta:generator>
    <meta:document-statistic meta:table-count="0" meta:image-count="0" meta:object-count="1" meta:page-count="2" meta:paragraph-count="15" meta:word-count="300" meta:character-count="1953" meta:non-whitespace-character-count="166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4" style:family="graphic" style:parent-style-name="objectwithoutfill">
      <style:graphic-properties draw:stroke="dash" draw:stroke-dash="Fine_20_Dotted"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508cm" svg:height="0.508cm" svg:x="3.032cm" svg:y="2.01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508cm" svg:x="3.54cm" svg:y="2.01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508cm" svg:x="4.048cm" svg:y="2.01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508cm" svg:x="4.556cm" svg:y="2.01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508cm" svg:x="5.064cm" svg:y="2.0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08cm" svg:height="0.381cm" svg:x="3.032cm" svg:y="2.52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1" draw:layer="layout" svg:width="0.508cm" svg:height="0.381cm" svg:x="3.54cm" svg:y="2.52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1" draw:layer="layout" svg:width="0.508cm" svg:height="0.381cm" svg:x="4.048cm" svg:y="2.52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1" draw:text-style-name="P1" draw:layer="layout" svg:width="0.508cm" svg:height="0.508cm" svg:x="3.032cm" svg:y="3.23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508cm" svg:x="3.54cm" svg:y="3.23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508cm" svg:x="4.048cm" svg:y="3.23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508cm" svg:x="4.556cm" svg:y="3.23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508cm" svg:x="5.064cm" svg:y="3.23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08cm" svg:height="0.381cm" svg:x="3.032cm" svg:y="3.743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1" draw:layer="layout" svg:width="0.508cm" svg:height="0.381cm" svg:x="3.54cm" svg:y="3.743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1" draw:layer="layout" svg:width="0.508cm" svg:height="0.381cm" svg:x="4.556cm" svg:y="3.743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1" draw:text-style-name="P1" draw:layer="layout" svg:width="0.508cm" svg:height="0.508cm" svg:x="3.032cm" svg:y="4.45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508cm" svg:x="3.54cm" svg:y="4.45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508cm" svg:x="4.048cm" svg:y="4.45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508cm" svg:x="4.556cm" svg:y="4.45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508cm" svg:x="5.064cm" svg:y="4.45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08cm" svg:height="0.381cm" svg:x="3.032cm" svg:y="4.963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1" draw:layer="layout" svg:width="0.508cm" svg:height="0.381cm" svg:x="3.54cm" svg:y="4.963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1" draw:layer="layout" svg:width="0.508cm" svg:height="0.381cm" svg:x="5.064cm" svg:y="4.963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1" draw:text-style-name="P1" draw:layer="layout" svg:width="0.508cm" svg:height="0.508cm" svg:x="3.032cm" svg:y="5.6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508cm" svg:x="3.54cm" svg:y="5.6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508cm" svg:x="4.048cm" svg:y="5.6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508cm" svg:x="4.556cm" svg:y="5.6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508cm" svg:x="5.064cm" svg:y="5.6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08cm" svg:height="0.381cm" svg:x="3.032cm" svg:y="6.182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1" draw:layer="layout" svg:width="0.508cm" svg:height="0.381cm" svg:x="4.048cm" svg:y="6.182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1" draw:layer="layout" svg:width="0.508cm" svg:height="0.381cm" svg:x="4.556cm" svg:y="6.182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1" draw:text-style-name="P1" draw:layer="layout" svg:width="0.508cm" svg:height="0.508cm" svg:x="3.032cm" svg:y="6.89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508cm" svg:x="3.54cm" svg:y="6.89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508cm" svg:x="4.048cm" svg:y="6.89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508cm" svg:x="4.556cm" svg:y="6.89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508cm" svg:x="5.064cm" svg:y="6.8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08cm" svg:height="0.381cm" svg:x="3.032cm" svg:y="7.402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1" draw:layer="layout" svg:width="0.508cm" svg:height="0.381cm" svg:x="4.048cm" svg:y="7.402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1" draw:layer="layout" svg:width="0.508cm" svg:height="0.381cm" svg:x="5.064cm" svg:y="7.402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1" draw:text-style-name="P1" draw:layer="layout" svg:width="0.508cm" svg:height="0.508cm" svg:x="3.032cm" svg:y="8.11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508cm" svg:x="3.54cm" svg:y="8.11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508cm" svg:x="4.048cm" svg:y="8.11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508cm" svg:x="4.556cm" svg:y="8.11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508cm" svg:x="5.064cm" svg:y="8.1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08cm" svg:height="0.381cm" svg:x="3.032cm" svg:y="8.621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1" draw:layer="layout" svg:width="0.508cm" svg:height="0.381cm" svg:x="4.556cm" svg:y="8.621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1" draw:layer="layout" svg:width="0.508cm" svg:height="0.381cm" svg:x="5.064cm" svg:y="8.621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1" draw:text-style-name="P1" draw:layer="layout" svg:width="0.508cm" svg:height="0.508cm" svg:x="3.032cm" svg:y="9.33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508cm" svg:x="3.54cm" svg:y="9.33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508cm" svg:x="4.048cm" svg:y="9.33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508cm" svg:x="4.556cm" svg:y="9.33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508cm" svg:x="5.064cm" svg:y="9.3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08cm" svg:height="0.381cm" svg:x="3.54cm" svg:y="9.8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1" draw:layer="layout" svg:width="0.508cm" svg:height="0.381cm" svg:x="4.048cm" svg:y="9.8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1" draw:layer="layout" svg:width="0.508cm" svg:height="0.381cm" svg:x="4.556cm" svg:y="9.8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1" draw:text-style-name="P1" draw:layer="layout" svg:width="0.508cm" svg:height="0.508cm" svg:x="3.032cm" svg:y="10.55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508cm" svg:x="3.54cm" svg:y="10.55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508cm" svg:x="4.048cm" svg:y="10.55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508cm" svg:x="4.556cm" svg:y="10.55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508cm" svg:x="5.064cm" svg:y="10.5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08cm" svg:height="0.381cm" svg:x="3.54cm" svg:y="11.06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1" draw:layer="layout" svg:width="0.508cm" svg:height="0.381cm" svg:x="4.048cm" svg:y="11.06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1" draw:layer="layout" svg:width="0.508cm" svg:height="0.381cm" svg:x="5.064cm" svg:y="11.06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1" draw:text-style-name="P1" draw:layer="layout" svg:width="0.508cm" svg:height="0.508cm" svg:x="3.032cm" svg:y="11.77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508cm" svg:x="3.54cm" svg:y="11.77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508cm" svg:x="4.048cm" svg:y="11.77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508cm" svg:x="4.556cm" svg:y="11.77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508cm" svg:x="5.064cm" svg:y="11.77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08cm" svg:height="0.381cm" svg:x="3.54cm" svg:y="12.279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1" draw:layer="layout" svg:width="0.508cm" svg:height="0.381cm" svg:x="4.556cm" svg:y="12.279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1" draw:layer="layout" svg:width="0.508cm" svg:height="0.381cm" svg:x="5.064cm" svg:y="12.279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1" draw:text-style-name="P1" draw:layer="layout" svg:width="0.508cm" svg:height="0.508cm" svg:x="3.032cm" svg:y="12.9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508cm" svg:x="3.54cm" svg:y="12.9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508cm" svg:x="4.048cm" svg:y="12.9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508cm" svg:x="4.556cm" svg:y="12.9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508cm" svg:x="5.064cm" svg:y="12.9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08cm" svg:height="0.381cm" svg:x="4.048cm" svg:y="13.499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1" draw:layer="layout" svg:width="0.508cm" svg:height="0.381cm" svg:x="4.556cm" svg:y="13.499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1" draw:layer="layout" svg:width="0.508cm" svg:height="0.381cm" svg:x="5.064cm" svg:y="13.499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1" draw:text-style-name="P1" draw:layer="layout" svg:width="0.508cm" svg:height="0.508cm" svg:x="3.032cm" svg:y="14.20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508cm" svg:x="3.54cm" svg:y="14.20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508cm" svg:x="4.048cm" svg:y="14.20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508cm" svg:x="4.556cm" svg:y="14.20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508cm" svg:x="5.064cm" svg:y="14.2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08cm" svg:height="0.381cm" svg:x="4.556cm" svg:y="14.716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1" draw:layer="layout" svg:width="0.508cm" svg:height="0.381cm" svg:x="5.064cm" svg:y="14.716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1" draw:layer="layout" svg:width="0.508cm" svg:height="0.381cm" svg:x="5.572cm" svg:y="14.716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3" draw:layer="layout" svg:width="2.119cm" svg:height="0.962cm" svg:x="1cm" svg:y="1.943cm">
          <draw:text-box>
            <text:p>Begin</text:p>
          </draw:text-box>
        </draw:frame>
        <draw:frame draw:style-name="gr3" draw:layer="layout" svg:width="1.628cm" svg:height="0.962cm" svg:x="1cm" svg:y="14.208cm">
          <draw:text-box>
            <text:p>End</text:p>
          </draw:text-box>
        </draw:frame>
        <draw:line draw:style-name="gr4" draw:text-style-name="P1" draw:layer="layout" svg:x1="2.016cm" svg:y1="2.905cm" svg:x2="2.016cm" svg:y2="14.335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